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NewRomanPSMT" svg:font-family="TimesNewRomanPSMT" style:font-family-generic="roman"/>
    <style:font-face style:name="Arial Black" svg:font-family="'Arial Black'" style:font-pitch="variable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C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C1" style:family="table-cell">
      <style:table-cell-properties fo:padding="0.0382in" fo:border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C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C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ff0000" style:font-name="Arial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style:font-name="Arial Black"/>
    </style:style>
    <style:style style:name="P8" style:family="paragraph" style:parent-style-name="Standard">
      <style:paragraph-properties fo:text-align="center" style:justify-single-word="false"/>
      <style:text-properties style:font-name="Luxi Sans" fo:font-weight="normal" style:font-weight-asian="normal" style:font-weight-complex="normal"/>
    </style:style>
    <style:style style:name="P9" style:family="paragraph" style:parent-style-name="Heading_20_1">
      <style:text-properties style:font-name="Arial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style:font-name="Arial" fo:font-size="14pt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ff0000"/>
    </style:style>
    <style:style style:name="P15" style:family="paragraph" style:parent-style-name="Text_20_body">
      <style:text-properties fo:color="#000000" style:font-name="Arial" fo:font-size="12pt" style:font-size-asian="12pt" style:font-size-complex="12pt"/>
    </style:style>
    <style:style style:name="P16" style:family="paragraph" style:parent-style-name="Text_20_body">
      <style:text-properties style:font-name="Arial" fo:font-size="12pt" style:font-size-asian="12pt" style:font-size-complex="12pt"/>
    </style:style>
    <style:style style:name="P17" style:family="paragraph" style:parent-style-name="Text_20_body" style:list-style-name="L2">
      <style:text-properties style:font-name="Arial"/>
    </style:style>
    <style:style style:name="P18" style:family="paragraph" style:parent-style-name="Text_20_body" style:list-style-name="L3">
      <style:text-properties style:font-name="Arial" fo:font-style="italic" style:font-style-asian="italic" style:font-style-complex="italic"/>
    </style:style>
    <style:style style:name="P19" style:family="paragraph" style:parent-style-name="Heading_20_1">
      <style:text-properties fo:color="#ff0000"/>
    </style:style>
    <style:style style:name="P20" style:family="paragraph" style:parent-style-name="Text_20_body" style:list-style-name="L4">
      <style:text-properties style:font-name="Arial" fo:font-size="12pt" style:font-size-asian="12pt" style:font-size-complex="12pt"/>
    </style:style>
    <style:style style:name="P21" style:family="paragraph" style:parent-style-name="Text_20_body" style:list-style-name="L5">
      <style:text-properties style:font-name="Arial" fo:font-style="italic" style:font-style-asian="italic" style:font-style-complex="italic"/>
    </style:style>
    <style:style style:name="P22" style:family="paragraph" style:parent-style-name="Text_20_body">
      <style:text-properties fo:color="#ff0000" style:font-name="Arial" fo:font-size="14pt" style:font-size-asian="14pt" style:font-size-complex="14pt"/>
    </style:style>
    <style:style style:name="P23" style:family="paragraph" style:parent-style-name="Text_20_body" style:list-style-name="L2">
      <style:text-properties style:font-name="Arial" fo:font-size="12pt" style:font-size-asian="12pt" style:font-size-complex="12pt"/>
    </style:style>
    <style:style style:name="P24" style:family="paragraph" style:parent-style-name="Text_20_body" style:list-style-name="L6">
      <style:text-properties style:font-name="Arial" fo:font-style="italic" style:font-style-asian="italic" style:font-style-complex="italic"/>
    </style:style>
    <style:style style:name="P25" style:family="paragraph" style:parent-style-name="Text_20_body" style:list-style-name="L7">
      <style:text-properties style:font-name="Arial" fo:font-style="italic" style:font-style-asian="italic" style:font-style-complex="italic"/>
    </style:style>
    <style:style style:name="P26" style:family="paragraph" style:parent-style-name="Text_20_body" style:list-style-name="L8">
      <style:text-properties style:font-name="Arial" fo:font-style="italic" style:font-style-asian="italic" style:font-style-complex="italic"/>
    </style:style>
    <style:style style:name="P27" style:family="paragraph" style:parent-style-name="Text_20_body">
      <style:text-properties fo:color="#000000" style:font-name="Arial" fo:font-size="14pt" style:font-size-asian="14pt" style:font-size-complex="14pt"/>
    </style:style>
    <style:style style:name="P28" style:family="paragraph" style:parent-style-name="Text_20_body" style:list-style-name="L9">
      <style:text-properties style:font-name="Arial" fo:font-style="italic" style:font-style-asian="italic" style:font-style-complex="italic"/>
    </style:style>
    <style:style style:name="P29" style:family="paragraph" style:parent-style-name="Text_20_body">
      <style:paragraph-properties>
        <style:tab-stops>
          <style:tab-stop style:position="3.3752in"/>
        </style:tab-stops>
      </style:paragraph-properties>
      <style:text-properties style:use-window-font-color="true" style:font-name="Arial" fo:font-size="12pt" style:font-size-asian="12pt" style:font-size-complex="12pt"/>
    </style:style>
    <style:style style:name="P30" style:family="paragraph" style:parent-style-name="Text_20_body">
      <style:paragraph-properties>
        <style:tab-stops>
          <style:tab-stop style:position="3.3752in"/>
        </style:tab-stops>
      </style:paragraph-properties>
      <style:text-properties fo:color="#ff0000" style:font-name="Arial" fo:font-size="14pt" style:font-size-asian="14pt" style:font-size-complex="14pt"/>
    </style:style>
    <style:style style:name="P31" style:family="paragraph" style:parent-style-name="Text_20_body" style:list-style-name="L10">
      <style:text-properties style:font-name="Arial" fo:font-style="italic" style:font-style-asian="italic" style:font-style-complex="italic"/>
    </style:style>
    <style:style style:name="P32" style:family="paragraph" style:parent-style-name="Text_20_body">
      <style:text-properties fo:color="#ff0000"/>
    </style:style>
    <style:style style:name="P33" style:family="paragraph" style:parent-style-name="Text_20_body" style:list-style-name="L11">
      <style:text-properties style:font-name="Arial" fo:font-style="italic" style:font-style-asian="italic" style:font-style-complex="italic"/>
    </style:style>
    <style:style style:name="P34" style:family="paragraph" style:parent-style-name="Text_20_body">
      <style:text-properties fo:color="#ff0000" style:font-name="Arial" fo:font-size="12pt" style:font-size-asian="12pt" style:font-size-complex="12pt"/>
    </style:style>
    <style:style style:name="P35" style:family="paragraph" style:parent-style-name="Text_20_body" style:list-style-name="L12">
      <style:text-properties style:font-name="Arial" fo:font-style="italic" style:font-style-asian="italic" style:font-style-complex="italic"/>
    </style:style>
    <style:style style:name="P36" style:family="paragraph" style:parent-style-name="Text_20_body" style:list-style-name="L13">
      <style:text-properties style:font-name="Arial" fo:font-style="italic" style:font-style-asian="italic" style:font-style-complex="italic"/>
    </style:style>
    <style:style style:name="P37" style:family="paragraph" style:parent-style-name="Text_20_body" style:list-style-name="L14">
      <style:text-properties style:font-name="Arial" fo:font-style="italic" style:font-style-asian="italic" style:font-style-complex="italic"/>
    </style:style>
    <style:style style:name="P38" style:family="paragraph" style:parent-style-name="Text_20_body" style:list-style-name="L15">
      <style:text-properties style:font-name="Arial" fo:font-style="italic" style:font-style-asian="italic" style:font-style-complex="italic"/>
    </style:style>
    <style:style style:name="P39" style:family="paragraph" style:parent-style-name="Heading_20_1">
      <style:text-properties fo:color="#ff0000" style:font-name="Arial" fo:font-size="12pt" style:font-size-asian="12pt" style:font-size-complex="12pt"/>
    </style:style>
    <style:style style:name="P40" style:family="paragraph" style:parent-style-name="Text_20_body">
      <style:text-properties fo:color="#000000" style:font-name="Arial" fo:font-size="12pt" style:font-name-asian="TimesNewRomanPSMT" style:font-size-asian="12pt" style:font-name-complex="TimesNewRomanPSMT" style:font-size-complex="12pt"/>
    </style:style>
    <style:style style:name="P41" style:family="paragraph" style:parent-style-name="Text_20_body" style:list-style-name="L16">
      <style:text-properties style:font-name="Arial" fo:font-style="italic" style:font-style-asian="italic" style:font-style-complex="italic"/>
    </style:style>
    <style:style style:name="T1" style:family="text">
      <style:text-properties fo:color="#ff3333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P2" text:outline-level="1"/>
      <text:p text:style-name="Standard"/>
      <text:p text:style-name="Standard"/>
      <text:p text:style-name="Standard"/>
      <text:p text:style-name="Standard"/>
      <text:p text:style-name="P3">XeroX</text:p>
      <text:p text:style-name="P4"><text:s/>Dutch Dependency Grammar</text:p>
      <text:p text:style-name="P4">Classification Label Listing</text:p>
      <text:p text:style-name="P4">Preliminary Version 1.0</text:p>
      <text:p text:style-name="P5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">Xerox</text:span> Research Center Europe</text:p>
      <text:p text:style-name="P8">France, Meylan</text:p>
      <text:p text:style-name="P8">May 25<text:span text:style-name="T2">th</text:span>, 2007</text:p>
      <text:p text:style-name="P8">Author: Joeri Honnef</text:p>
      <text:p text:style-name="P8">Supervision: Anne Schiller</text:p>
      <text:h text:style-name="P9" text:outline-level="1"/>
      <text:h text:style-name="P9" text:outline-level="1"/>
      <text:h text:style-name="P9" text:outline-level="1"/>
      <text:h text:style-name="P9" text:outline-level="1">Introduction</text:h>
      <text:p text:style-name="P10">This document contains the dependency labels of the dependency grammar for Dutch developed by Joeri Honnef (intern) and Anne Schiller (supervisor). </text:p>
      <text:p text:style-name="P10">It gives a list of dependencies, starting with very simple ones and going toward the more complex dependency relations. Dependencies are n-ary relations between lexical nodes which can be visualized by directed arcs on top of a sentence, containing the lexical nodes. The main guiding source of this document was the dependency listing of the work done by S. Maurel and Anne Schiller, August 2006.</text:p>
      <text:p text:style-name="P10"/>
      <text:p text:style-name="P10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1">Table of Contents</text:p>
          </text:index-title>
          <text:p text:style-name="P12">Introduction<text:tab/>2</text:p>
          <text:p text:style-name="P12">Dependency Label Listing<text:tab/>3</text:p>
          <text:p text:style-name="P12">DETERM(Arg1, Arg2)<text:tab/>5</text:p>
          <text:p text:style-name="P12">ADJMOD(Arg1, Arg2)<text:tab/>5</text:p>
          <text:p text:style-name="P12">AUXIL(Arg1, Arg2)<text:tab/>6</text:p>
          <text:p text:style-name="P12">MODAL(Arg1, Arg2)<text:tab/>6</text:p>
          <text:p text:style-name="P12">VOBJ(Arg1, Arg2)<text:tab/>6</text:p>
          <text:p text:style-name="P12">VMAIN(Arg1)<text:tab/>7</text:p>
          <text:p text:style-name="P12">NMOD(Arg1, Arg2)<text:tab/>7</text:p>
          <text:p text:style-name="P12">REFLEX(Arg1, Arg2)<text:tab/>8</text:p>
          <text:p text:style-name="P12">NEGAT(Arg1, Arg2)<text:tab/>8</text:p>
          <text:p text:style-name="P12">VMOD(Arg1, Ar2)<text:tab/>9</text:p>
          <text:p text:style-name="P12">SUBJ(Arg1, Arg2)<text:tab/>9</text:p>
          <text:p text:style-name="P12">OBJ(Arg1, Arg2)<text:tab/>10</text:p>
          <text:p text:style-name="P12">PRED(Arg1, Arg2)<text:tab/>10</text:p>
        </text:index-body>
      </text:table-of-content>
      <text:h text:style-name="P9" text:outline-level="1"/>
      <text:h text:style-name="P9" text:outline-level="1"/>
      <text:p text:style-name="P10"/>
      <text:p text:style-name="P13"/>
      <text:p text:style-name="P13"/>
      <text:p text:style-name="P13"/>
      <text:p text:style-name="P13"/>
      <text:h text:style-name="P14" text:outline-level="1">DETERM(Arg1, Arg2)</text:h>
      <text:p text:style-name="P15">Arg1 : Noun </text:p>
      <text:p text:style-name="P15">Arg2 : Determiner</text:p>
      <text:p text:style-name="P15"/>
      <text:p text:style-name="P15">description: relation between determiner and noun.</text:p>
      <text:p text:style-name="P15"/>
      <text:p text:style-name="P16">examples:</text:p>
      <text:p text:style-name="P16"/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list text:style-name="L2">
                <text:list-item text:start-value="1">
                  <text:p text:style-name="P17"><text:span text:style-name="T3">Die</text:span> drie meisjes.</text:p>
                </text:list-item>
                <text:list-item>
                  <text:p text:style-name="P17"><text:span text:style-name="T3">Een</text:span> blauwe strip</text:p>
                </text:list-item>
                <text:list-item>
                  <text:p text:style-name="P17"><text:span text:style-name="T3">Het</text:span> boek op de grote tafel.</text:p>
                </text:list-item>
                <text:list-item>
                  <text:p text:style-name="P17"><text:span text:style-name="T3">Het</text:span> is zijn boek.</text:p>
                </text:list-item>
              </text:list>
            </table:table-cell>
            <table:table-cell table:style-name="Table14.A1" office:value-type="string">
              <text:list text:style-name="L3">
                <text:list-item>
                  <text:p text:style-name="P18">The three girls</text:p>
                </text:list-item>
                <text:list-item>
                  <text:p text:style-name="P18">A blue comic book.</text:p>
                </text:list-item>
                <text:list-item>
                  <text:p text:style-name="P18">The book on the big table</text:p>
                </text:list-item>
                <text:list-item>
                  <text:p text:style-name="P18">It is his book</text:p>
                </text:list-item>
              </text:list>
            </table:table-cell>
            <table:table-cell table:style-name="Table14.C1" office:value-type="string">
              <text:p text:style-name="Table_20_Heading">DETERM(meisjes, die)</text:p>
              <text:p text:style-name="Table_20_Heading">DETERM(strip, een)</text:p>
              <text:p text:style-name="Table_20_Heading">DETERM(boek, het), DETERM(tafel, de)</text:p>
              <text:p text:style-name="Table_20_Heading">DETERM(boek, zijn)</text:p>
            </table:table-cell>
          </table:table-row>
        </table:table-header-rows>
      </table:table>
      <text:p text:style-name="P13"/>
      <text:h text:style-name="P19" text:outline-level="1">ADJMOD(Arg1, Arg2)</text:h>
      <text:p text:style-name="P15">Arg1 : Adjective</text:p>
      <text:p text:style-name="P15">Arg2 : Adverb</text:p>
      <text:p text:style-name="P13"/>
      <text:p text:style-name="P15">description: relation between adjective modifier and adjective where the modifier can be adv but is sometimes also adjective because of errors in tagging.</text:p>
      <text:p text:style-name="P15"/>
      <text:p text:style-name="P16">examples: </text:p>
      <text:p text:style-name="P16"/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list text:style-name="L4">
                <text:list-item>
                  <text:p text:style-name="P20">Een <text:span text:style-name="T3">zeer</text:span> hoog huis. </text:p>
                </text:list-item>
                <text:list-item>
                  <text:p text:style-name="P20">Een <text:span text:style-name="T3">erg</text:span> moeilijke test.</text:p>
                </text:list-item>
                <text:list-item>
                  <text:p text:style-name="P20">Een <text:span text:style-name="T3">heel</text:span> klein bedrag.</text:p>
                </text:list-item>
              </text:list>
            </table:table-cell>
            <table:table-cell table:style-name="Table6.A1" office:value-type="string">
              <text:list text:style-name="L5">
                <text:list-item>
                  <text:p text:style-name="P21">A very high house.</text:p>
                </text:list-item>
                <text:list-item>
                  <text:p text:style-name="P21">A very difficult test.</text:p>
                </text:list-item>
                <text:list-item>
                  <text:p text:style-name="P21">A very small amount.</text:p>
                </text:list-item>
              </text:list>
            </table:table-cell>
            <table:table-cell table:style-name="Table6.C1" office:value-type="string">
              <text:p text:style-name="Table_20_Heading">ADJMOD(hoog, zeer)</text:p>
              <text:p text:style-name="Table_20_Heading">ADJMOD(moeilijke, erg)</text:p>
              <text:p text:style-name="Table_20_Heading">ADJMOM(klein, heel)</text:p>
            </table:table-cell>
          </table:table-row>
        </table:table-header-rows>
      </table:table>
      <text:p text:style-name="P22"/>
      <text:h text:style-name="P14" text:outline-level="1">AUXIL(Arg1, Arg2)</text:h>
      <text:p text:style-name="P15">Arg1 : Mainverb</text:p>
      <text:p text:style-name="P15">Arg2 : Auxiliary verb</text:p>
      <text:p text:style-name="P16"/>
      <text:p text:style-name="P15">description: relation between auxiliary verb and main verb.</text:p>
      <text:p text:style-name="P15"/>
      <text:p text:style-name="P16">examples:</text:p>
      <text:p text:style-name="P16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list text:style-name="L2">
                <text:list-item text:start-value="1">
                  <text:p text:style-name="P17">Hij <text:span text:style-name="T3">heeft</text:span> een huis gekocht.</text:p>
                </text:list-item>
                <text:list-item>
                  <text:p text:style-name="P17">Zij <text:span text:style-name="T3">was</text:span> compleet verbaasd.</text:p>
                </text:list-item>
                <text:list-item>
                  <text:p text:style-name="P23">Wanneer <text:span text:style-name="T3">is</text:span> dat gebeurd?</text:p>
                </text:list-item>
              </text:list>
            </table:table-cell>
            <table:table-cell table:style-name="Table1.A1" office:value-type="string">
              <text:list text:style-name="L6">
                <text:list-item>
                  <text:p text:style-name="P24">He has bought a house.</text:p>
                </text:list-item>
                <text:list-item>
                  <text:p text:style-name="P24">She was totally surprised.</text:p>
                </text:list-item>
                <text:list-item>
                  <text:p text:style-name="P24">When did that happen.</text:p>
                </text:list-item>
              </text:list>
            </table:table-cell>
            <table:table-cell table:style-name="Table1.C1" office:value-type="string">
              <text:p text:style-name="Table_20_Heading">AUXIL(gekocht, hebben)</text:p>
              <text:p text:style-name="Table_20_Heading">AUXIL(verbaasd, zijn)</text:p>
              <text:p text:style-name="Table_20_Heading">AUXIL(gebeurd, zijn)</text:p>
            </table:table-cell>
          </table:table-row>
        </table:table-header-rows>
      </table:table>
      <text:p text:style-name="P22"/>
      <text:h text:style-name="P19" text:outline-level="1">MODAL(Arg1, Arg2)</text:h>
      <text:p text:style-name="P15">Arg1 : Mainverb</text:p>
      <text:p text:style-name="P15">Arg2 : Modal verb</text:p>
      <text:p text:style-name="P13"/>
      <text:p text:style-name="P15">description: relation between modal verb and main verb.</text:p>
      <text:p text:style-name="P15"/>
      <text:p text:style-name="P16">examples:</text:p>
      <text:p text:style-name="P16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list text:style-name="L2">
                <text:list-item text:start-value="1">
                  <text:p text:style-name="P17">Zij <text:span text:style-name="T3">zouden</text:span> gister komen.</text:p>
                </text:list-item>
                <text:list-item>
                  <text:p text:style-name="P17">Zij <text:span text:style-name="T3">konden</text:span> het niet maken.</text:p>
                </text:list-item>
                <text:list-item>
                  <text:p text:style-name="P23">Je <text:span text:style-name="T3">wilt</text:span> het niet doen.</text:p>
                </text:list-item>
              </text:list>
            </table:table-cell>
            <table:table-cell table:style-name="Table2.A1" office:value-type="string">
              <text:list text:style-name="L7">
                <text:list-item>
                  <text:p text:style-name="P25">They would have come yesterday.</text:p>
                </text:list-item>
                <text:list-item>
                  <text:p text:style-name="P25">They could not fix it.</text:p>
                </text:list-item>
                <text:list-item>
                  <text:p text:style-name="P25">You don not want to do it.</text:p>
                </text:list-item>
              </text:list>
            </table:table-cell>
            <table:table-cell table:style-name="Table2.C1" office:value-type="string">
              <text:p text:style-name="Table_20_Heading">MODAL(komen, zouden)</text:p>
              <text:p text:style-name="Table_20_Heading">MODAL(maken, konden)</text:p>
              <text:p text:style-name="Table_20_Heading">MODAL(doen, wilt)</text:p>
            </table:table-cell>
          </table:table-row>
        </table:table-header-rows>
      </table:table>
      <text:p text:style-name="P22"/>
      <text:h text:style-name="P19" text:outline-level="1"/>
      <text:h text:style-name="P14" text:outline-level="1">VOBJ(Arg1, Arg2)</text:h>
      <text:p text:style-name="P15">Arg1 : Finite verb</text:p>
      <text:p text:style-name="P15">Arg2 : Verb object</text:p>
      <text:p text:style-name="P16"/>
      <text:p text:style-name="P15">description: relation between finite verb and main infinitive verb.</text:p>
      <text:p text:style-name="P15"/>
      <text:p text:style-name="P16">examples:</text:p>
      <text:p text:style-name="P16"/>
      <table:table table:name="Table10" table:style-name="Table10">
        <table:table-column table:style-name="Table10.A" table:number-columns-repeated="3"/>
        <table:table-header-rows>
          <table:table-row>
            <table:table-cell table:style-name="Table10.A1" office:value-type="string">
              <text:list text:style-name="L2">
                <text:list-item text:start-value="1">
                  <text:p text:style-name="P17">Zij <text:span text:style-name="T3">liet</text:span> <text:span text:style-name="T3">het niet nog een keer gebeuren.</text:span></text:p>
                </text:list-item>
                <text:list-item>
                  <text:p text:style-name="P17">Hij <text:span text:style-name="T3">probeert</text:span> het nog een keer te <text:span text:style-name="T3">doen</text:span>.</text:p>
                </text:list-item>
                <text:list-item>
                  <text:p text:style-name="P23">Zij <text:span text:style-name="T3">kwam</text:span> veel te laat <text:span text:style-name="T3">binnenlopen</text:span>.</text:p>
                </text:list-item>
              </text:list>
            </table:table-cell>
            <table:table-cell table:style-name="Table10.A1" office:value-type="string">
              <text:list text:style-name="L8">
                <text:list-item>
                  <text:p text:style-name="P26">She stopped it from happening a second time.</text:p>
                </text:list-item>
                <text:list-item>
                  <text:p text:style-name="P26">He tries to do it one more time.</text:p>
                </text:list-item>
                <text:list-item>
                  <text:p text:style-name="P26">He came far too late.</text:p>
                </text:list-item>
              </text:list>
            </table:table-cell>
            <table:table-cell table:style-name="Table10.C1" office:value-type="string">
              <text:p text:style-name="Table_20_Heading">VOBJ(laat, zeggen)</text:p>
              <text:p text:style-name="Table_20_Heading">VOBJ(probeert, doen)</text:p>
              <text:p text:style-name="Table_20_Heading">VOBJ(kwam, binnenlopen)</text:p>
            </table:table-cell>
          </table:table-row>
        </table:table-header-rows>
      </table:table>
      <text:p text:style-name="P22"/>
      <text:h text:style-name="P19" text:outline-level="1">VMAIN(Arg1)</text:h>
      <text:p text:style-name="P15">Arg1 : Mainverb</text:p>
      <text:p text:style-name="P15"/>
      <text:p text:style-name="P15">description: mainverb</text:p>
      <text:p text:style-name="P27"/>
      <text:p text:style-name="P16">examples:</text:p>
      <text:p text:style-name="P16"/>
      <table:table table:name="Table15" table:style-name="Table15">
        <table:table-column table:style-name="Table15.A" table:number-columns-repeated="3"/>
        <table:table-header-rows>
          <table:table-row>
            <table:table-cell table:style-name="Table15.A1" office:value-type="string">
              <text:list text:style-name="L2">
                <text:list-item text:start-value="1">
                  <text:p text:style-name="P17">Hij <text:span text:style-name="T3">vroeg</text:span> erom.</text:p>
                </text:list-item>
                <text:list-item>
                  <text:p text:style-name="P17">Het boek <text:span text:style-name="T3">is</text:span> zwaar.</text:p>
                </text:list-item>
                <text:list-item>
                  <text:p text:style-name="P17">Hij <text:span text:style-name="T3">werd</text:span> gek.</text:p>
                </text:list-item>
                <text:list-item>
                  <text:p text:style-name="P17">Hij heeft even snel een huis <text:span text:style-name="T3">gekocht</text:span>.</text:p>
                </text:list-item>
                <text:list-item>
                  <text:p text:style-name="P23"><text:span text:style-name="T3">Zij hebben het niet kunnen </text:span><text:span text:style-name="T3">zien</text:span><text:span text:style-name="T3">. </text:span></text:p>
                </text:list-item>
              </text:list>
            </table:table-cell>
            <table:table-cell table:style-name="Table15.A1" office:value-type="string">
              <text:list text:style-name="L9">
                <text:list-item>
                  <text:p text:style-name="P28">He asked for it.</text:p>
                </text:list-item>
                <text:list-item>
                  <text:p text:style-name="P28">The book is heavy.</text:p>
                </text:list-item>
                <text:list-item>
                  <text:p text:style-name="P28">He went mad.</text:p>
                </text:list-item>
                <text:list-item>
                  <text:p text:style-name="P28">He just bought a house very fast.</text:p>
                </text:list-item>
                <text:list-item>
                  <text:p text:style-name="P28">They could not have seen it.</text:p>
                </text:list-item>
              </text:list>
            </table:table-cell>
            <table:table-cell table:style-name="Table15.C1" office:value-type="string">
              <text:p text:style-name="Table_20_Heading">VMAIN(vroeg)</text:p>
              <text:p text:style-name="Table_20_Heading">VMAIN(is)</text:p>
              <text:p text:style-name="Table_20_Heading">VMAIN(werd)</text:p>
              <text:p text:style-name="Table_20_Heading">VMAIN(gekocht)</text:p>
              <text:p text:style-name="Table_20_Heading">VMAIN(zien)</text:p>
            </table:table-cell>
          </table:table-row>
        </table:table-header-rows>
      </table:table>
      <text:p text:style-name="P16"/>
      <text:h text:style-name="P19" text:outline-level="1"/>
      <text:h text:style-name="P14" text:outline-level="1">NMOD(Arg1, Arg2)</text:h>
      <text:p text:style-name="P15">Arg1 : Noun</text:p>
      <text:p text:style-name="P15">Arg2 : Modifier (num, quant, adj)</text:p>
      <text:p text:style-name="P15"/>
      <text:p text:style-name="P15">description: relation between adjective and noun.</text:p>
      <text:p text:style-name="P15"/>
      <text:p text:style-name="P29">examples:</text:p>
      <text:p text:style-name="P30"/>
      <table:table table:name="Table18" table:style-name="Table18">
        <table:table-column table:style-name="Table18.A" table:number-columns-repeated="3"/>
        <table:table-header-rows>
          <table:table-row>
            <table:table-cell table:style-name="Table18.A1" office:value-type="string">
              <text:list text:style-name="L2">
                <text:list-item>
                  <text:p text:style-name="P17">De <text:span text:style-name="T3">huidige</text:span> situatie is slecht.</text:p>
                </text:list-item>
                <text:list-item>
                  <text:p text:style-name="P17">Het <text:span text:style-name="T3">zware</text:span>, <text:span text:style-name="T3">grote</text:span> boek.</text:p>
                </text:list-item>
                <text:list-item>
                  <text:p text:style-name="P23"><text:span text:style-name="T3">De </text:span><text:span text:style-name="T3">rode</text:span><text:span text:style-name="T3"> Ferrari.</text:span></text:p>
                </text:list-item>
              </text:list>
            </table:table-cell>
            <table:table-cell table:style-name="Table18.A1" office:value-type="string">
              <text:list text:style-name="L10">
                <text:list-item>
                  <text:p text:style-name="P31">The current situation is bad.</text:p>
                </text:list-item>
                <text:list-item>
                  <text:p text:style-name="P31">The heavy big book.</text:p>
                </text:list-item>
                <text:list-item>
                  <text:p text:style-name="P31">The red Ferrari.</text:p>
                </text:list-item>
              </text:list>
            </table:table-cell>
            <table:table-cell table:style-name="Table18.C1" office:value-type="string">
              <text:p text:style-name="Table_20_Heading">NMOD(situatie, huidige)</text:p>
              <text:p text:style-name="Table_20_Heading">NMOD(boek, zware), NMOD(boek, grote)</text:p>
              <text:p text:style-name="Table_20_Heading">NMOD(Ferrari, rode)</text:p>
            </table:table-cell>
          </table:table-row>
        </table:table-header-rows>
      </table:table>
      <text:p text:style-name="P32"/>
      <text:h text:style-name="P19" text:outline-level="1">REFLEX(Arg1, Arg2)</text:h>
      <text:p text:style-name="P15">Arg1 : Reflexive verb</text:p>
      <text:p text:style-name="P15">Arg2 : Reflexive pronoun</text:p>
      <text:p text:style-name="P15"/>
      <text:p text:style-name="P15">description: relation between reflexive verb and the reflexive pronoun.</text:p>
      <text:p text:style-name="P15"/>
      <text:p text:style-name="P16">examples:</text:p>
      <text:p text:style-name="P16"/>
      <text:p text:style-name="P22"/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list text:style-name="L2">
                <text:list-item text:start-value="1">
                  <text:p text:style-name="P17">Ik was <text:span text:style-name="T3">me</text:span>.</text:p>
                </text:list-item>
                <text:list-item>
                  <text:p text:style-name="P17">Zij maken <text:span text:style-name="T3">zich</text:span> zorgen.</text:p>
                </text:list-item>
                <text:list-item>
                  <text:p text:style-name="P23"><text:span text:style-name="T3">Hij kleedt </text:span><text:span text:style-name="T3">zich</text:span><text:span text:style-name="T3"> aan.</text:span></text:p>
                </text:list-item>
              </text:list>
            </table:table-cell>
            <table:table-cell table:style-name="Table4.A1" office:value-type="string">
              <text:list text:style-name="L11">
                <text:list-item>
                  <text:p text:style-name="P33">I wash myself.</text:p>
                </text:list-item>
                <text:list-item>
                  <text:p text:style-name="P33">They are worried.</text:p>
                </text:list-item>
                <text:list-item>
                  <text:p text:style-name="P33">He dresses himself.</text:p>
                </text:list-item>
              </text:list>
            </table:table-cell>
            <table:table-cell table:style-name="Table4.C1" office:value-type="string">
              <text:p text:style-name="Table_20_Heading">REFLEX(wassen, me)</text:p>
              <text:p text:style-name="Table_20_Heading">REFLEX(maken, zich)</text:p>
              <text:p text:style-name="Table_20_Heading">REFLEX(aankleden, zich)</text:p>
            </table:table-cell>
          </table:table-row>
        </table:table-header-rows>
      </table:table>
      <text:p text:style-name="P34"/>
      <text:h text:style-name="P19" text:outline-level="1"/>
      <text:h text:style-name="P14" text:outline-level="1">NEGAT(Arg1, Arg2)</text:h>
      <text:p text:style-name="P15">Arg1 : Mainverb</text:p>
      <text:p text:style-name="P15">Arg2 : negation ('niet', 'geen')</text:p>
      <text:p text:style-name="P15"/>
      <text:p text:style-name="P15">description: relation between negation and the mainverb or noun which occurs after the negation.</text:p>
      <text:p text:style-name="P13"/>
      <text:p text:style-name="P16">examples:</text:p>
      <table:table table:name="Table8" table:style-name="Table8">
        <table:table-column table:style-name="Table8.A" table:number-columns-repeated="3"/>
        <table:table-header-rows>
          <table:table-row>
            <table:table-cell table:style-name="Table8.A1" office:value-type="string">
              <text:list text:style-name="L2">
                <text:list-item text:start-value="1">
                  <text:p text:style-name="P17">Zij wilden het <text:span text:style-name="T3">niet</text:span> doen.</text:p>
                </text:list-item>
                <text:list-item>
                  <text:p text:style-name="P17">Zij konden het <text:span text:style-name="T3">niet</text:span> maken.</text:p>
                </text:list-item>
                <text:list-item>
                  <text:p text:style-name="P23"><text:span text:style-name="T3">Het ging echt </text:span><text:span text:style-name="T3">niet</text:span><text:span text:style-name="T3">.</text:span></text:p>
                </text:list-item>
              </text:list>
            </table:table-cell>
            <table:table-cell table:style-name="Table8.A1" office:value-type="string">
              <text:list text:style-name="L12">
                <text:list-item>
                  <text:p text:style-name="P35">They did not want to do it.</text:p>
                </text:list-item>
                <text:list-item>
                  <text:p text:style-name="P35">They could not fix it.</text:p>
                </text:list-item>
                <text:list-item>
                  <text:p text:style-name="P35">It really did not work out.</text:p>
                </text:list-item>
              </text:list>
            </table:table-cell>
            <table:table-cell table:style-name="Table8.C1" office:value-type="string">
              <text:p text:style-name="Table_20_Heading">REFLEX(wassen, me)</text:p>
              <text:p text:style-name="Table_20_Heading">REFLEX(maken, zich)</text:p>
              <text:p text:style-name="Table_20_Heading">REFLEX(aankleden, zich)</text:p>
            </table:table-cell>
          </table:table-row>
        </table:table-header-rows>
      </table:table>
      <text:p text:style-name="P34"/>
      <text:h text:style-name="P19" text:outline-level="1">VMOD(Arg1, Ar2)</text:h>
      <text:p text:style-name="P15">Arg1 : Mainverb</text:p>
      <text:p text:style-name="P15">Arg2 : Adverbial</text:p>
      <text:p text:style-name="P15"/>
      <text:p text:style-name="P15">description: relation between adv and the mainverb.</text:p>
      <text:p text:style-name="P15"/>
      <text:p text:style-name="P16">examples:</text:p>
      <text:p text:style-name="P16"/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list text:style-name="L2">
                <text:list-item text:start-value="1">
                  <text:p text:style-name="P17">Hij vroeg het <text:span text:style-name="T3">snel</text:span>.</text:p>
                </text:list-item>
                <text:list-item>
                  <text:p text:style-name="P17">De auto reed <text:span text:style-name="T3">langzaam</text:span>.</text:p>
                </text:list-item>
                <text:list-item>
                  <text:p text:style-name="P23"><text:span text:style-name="T3">Hij werd </text:span><text:span text:style-name="T3">gek</text:span><text:span text:style-name="T3">.</text:span></text:p>
                </text:list-item>
              </text:list>
            </table:table-cell>
            <table:table-cell table:style-name="Table3.A1" office:value-type="string">
              <text:list text:style-name="L13">
                <text:list-item>
                  <text:p text:style-name="P36">He quickly asked it.</text:p>
                </text:list-item>
                <text:list-item>
                  <text:p text:style-name="P36">The car was driving slowly.</text:p>
                </text:list-item>
                <text:list-item>
                  <text:p text:style-name="P36">He went mad.</text:p>
                </text:list-item>
              </text:list>
            </table:table-cell>
            <table:table-cell table:style-name="Table3.C1" office:value-type="string">
              <text:p text:style-name="Table_20_Heading">VMAIN(vragen, snel)</text:p>
              <text:p text:style-name="Table_20_Heading">VMAIN(rijden, langzaam)</text:p>
              <text:p text:style-name="Table_20_Heading">VMAIN(worden, gek)</text:p>
            </table:table-cell>
          </table:table-row>
        </table:table-header-rows>
      </table:table>
      <text:p text:style-name="P34"/>
      <text:h text:style-name="P19" text:outline-level="1"/>
      <text:h text:style-name="P14" text:outline-level="1">SUBJ(Arg1, Arg2)</text:h>
      <text:p text:style-name="P15">Arg1 : Mainverb</text:p>
      <text:p text:style-name="P15">Arg2 : Subject (NP's)</text:p>
      <text:p text:style-name="P13"/>
      <text:p text:style-name="P15"/>
      <text:p text:style-name="P16">examples:</text:p>
      <text:p text:style-name="P16"/>
      <table:table table:name="Table9" table:style-name="Table9">
        <table:table-column table:style-name="Table9.A" table:number-columns-repeated="3"/>
        <table:table-header-rows>
          <table:table-row>
            <table:table-cell table:style-name="Table9.A1" office:value-type="string">
              <text:list text:style-name="L2">
                <text:list-item text:start-value="1">
                  <text:p text:style-name="P17">Hij vroeg het <text:span text:style-name="T3">snel</text:span>.</text:p>
                </text:list-item>
                <text:list-item>
                  <text:p text:style-name="P17">De auto reed <text:span text:style-name="T3">langzaam</text:span>.</text:p>
                </text:list-item>
                <text:list-item>
                  <text:p text:style-name="P23"><text:span text:style-name="T3">Hij werd </text:span><text:span text:style-name="T3">gek</text:span><text:span text:style-name="T3">.</text:span></text:p>
                </text:list-item>
              </text:list>
            </table:table-cell>
            <table:table-cell table:style-name="Table9.A1" office:value-type="string">
              <text:list text:style-name="L14">
                <text:list-item>
                  <text:p text:style-name="P37">He quickly asked it.</text:p>
                </text:list-item>
                <text:list-item>
                  <text:p text:style-name="P37">The car was driving slowly.</text:p>
                </text:list-item>
                <text:list-item>
                  <text:p text:style-name="P37">He went mad.</text:p>
                </text:list-item>
              </text:list>
            </table:table-cell>
            <table:table-cell table:style-name="Table9.C1" office:value-type="string">
              <text:p text:style-name="Table_20_Heading">SUBJ(vroeg, hij)</text:p>
              <text:p text:style-name="Table_20_Heading">SUBJ(reed, auto)</text:p>
              <text:p text:style-name="Table_20_Heading">SUBJ(werd, hij)</text:p>
            </table:table-cell>
          </table:table-row>
        </table:table-header-rows>
      </table:table>
      <text:h text:style-name="P19" text:outline-level="1"/>
      <text:h text:style-name="P19" text:outline-level="1">OBJ(Arg1, Arg2)</text:h>
      <text:p text:style-name="P15">Arg1 : Mainverb</text:p>
      <text:p text:style-name="P15">Arg2 : Object (NP)</text:p>
      <text:p text:style-name="P16"/>
      <text:p text:style-name="P16">examples:</text:p>
      <text:p text:style-name="P16"/>
      <table:table table:name="Table11" table:style-name="Table11">
        <table:table-column table:style-name="Table11.A" table:number-columns-repeated="3"/>
        <table:table-header-rows>
          <table:table-row>
            <table:table-cell table:style-name="Table11.A1" office:value-type="string">
              <text:list text:style-name="L2">
                <text:list-item text:start-value="1">
                  <text:p text:style-name="P17">Hij vroeg een <text:span text:style-name="T3">bewijs</text:span>.</text:p>
                </text:list-item>
                <text:list-item>
                  <text:p text:style-name="P17">Hij gaf <text:span text:style-name="T3">bloemen</text:span>.</text:p>
                </text:list-item>
                <text:list-item>
                  <text:p text:style-name="P23"><text:span text:style-name="T3">Hij stemt </text:span><text:span text:style-name="T3">VVD</text:span><text:span text:style-name="T3">.</text:span></text:p>
                </text:list-item>
              </text:list>
            </table:table-cell>
            <table:table-cell table:style-name="Table11.A1" office:value-type="string">
              <text:list text:style-name="L15">
                <text:list-item>
                  <text:p text:style-name="P38">He asked for proof.</text:p>
                </text:list-item>
                <text:list-item>
                  <text:p text:style-name="P38">He gave flowers.</text:p>
                </text:list-item>
                <text:list-item>
                  <text:p text:style-name="P38">He votes VVD.</text:p>
                </text:list-item>
              </text:list>
            </table:table-cell>
            <table:table-cell table:style-name="Table11.C1" office:value-type="string">
              <text:p text:style-name="Table_20_Heading">SUBJ(vroeg, bewijs)</text:p>
              <text:p text:style-name="Table_20_Heading">SUBJ(reed, bergen)</text:p>
              <text:p text:style-name="Table_20_Heading">SUBJ(stemt, VVD)</text:p>
            </table:table-cell>
          </table:table-row>
        </table:table-header-rows>
      </table:table>
      <text:h text:style-name="P39" text:outline-level="1"/>
      <text:h text:style-name="P19" text:outline-level="1"/>
      <text:h text:style-name="P14" text:outline-level="1">PRED(Arg1, Arg2)</text:h>
      <text:p text:style-name="P15">Arg1 : Linking verb</text:p>
      <text:p text:style-name="P40">Arg2 : Adjective/Adverb</text:p>
      <text:p text:style-name="P40"/>
      <text:p text:style-name="P40">description: relation between the subject and the adjective/adverb.</text:p>
      <text:p text:style-name="P40"/>
      <text:p text:style-name="P16">examples: </text:p>
      <text:p text:style-name="P16"/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list text:style-name="L2">
                <text:list-item text:start-value="1">
                  <text:p text:style-name="P17">De huidige situatie is <text:span text:style-name="T3">slecht</text:span>.</text:p>
                </text:list-item>
                <text:list-item>
                  <text:p text:style-name="P17">Het boek is <text:span text:style-name="T3">zwaar</text:span>.</text:p>
                </text:list-item>
                <text:list-item>
                  <text:p text:style-name="P23"><text:span text:style-name="T3">Hij werd </text:span><text:span text:style-name="T3">gek</text:span><text:span text:style-name="T3">.</text:span></text:p>
                </text:list-item>
              </text:list>
            </table:table-cell>
            <table:table-cell table:style-name="Table5.A1" office:value-type="string">
              <text:list text:style-name="L16">
                <text:list-item>
                  <text:p text:style-name="P41">The current situation is bad.</text:p>
                </text:list-item>
                <text:list-item>
                  <text:p text:style-name="P41">The book is heavy.</text:p>
                </text:list-item>
                <text:list-item>
                  <text:p text:style-name="P41">He went mad.</text:p>
                </text:list-item>
              </text:list>
            </table:table-cell>
            <table:table-cell table:style-name="Table5.C1" office:value-type="string">
              <text:p text:style-name="Table_20_Heading">NMOD(situatie, slecht)</text:p>
              <text:p text:style-name="Table_20_Heading">NMOD(boek. zwaar)</text:p>
              <text:p text:style-name="Table_20_Heading">NMOD(hij, gek)</text:p>
            </table:table-cell>
          </table:table-row>
        </table:table-header-rows>
      </table:table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NewRomanPSMT" svg:font-family="TimesNewRomanPSMT" style:font-family-generic="roman"/>
    <style:font-face style:name="Arial Black" svg:font-family="'Arial Black'" style:font-pitch="variable"/>
    <style:font-face style:name="Luxi Sans1" svg:font-family="'Luxi Sans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nl" fo:country="NL" style:font-name-asian="Luxi Sans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uxi Sans" fo:font-size="14pt" style:font-name-asian="Luxi Sans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5-25T10:49:41</meta:creation-date>
    <dc:date>2007-09-26T14:56:12</dc:date>
    <meta:print-date>2007-06-29T14:59:33</meta:print-date>
    <dc:language>nl-NL</dc:language>
    <meta:editing-cycles>64</meta:editing-cycles>
    <meta:editing-duration>P7DT9H53M34S</meta:editing-duration>
    <meta:user-defined meta:name="Info 1"/>
    <meta:user-defined meta:name="Info 2"/>
    <meta:user-defined meta:name="Info 3"/>
    <meta:user-defined meta:name="Info 4"/>
    <meta:document-statistic meta:table-count="13" meta:image-count="0" meta:object-count="0" meta:page-count="10" meta:paragraph-count="216" meta:word-count="887" meta:character-count="5186"/>
  </office:meta>
</office:document-meta>
</file>